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PatternHelper.substituteParams( String pattern , IvyVariableContainer params , Stack substitut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IvyPatternHelper.substituteToken( String pattern , String token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PatternHelper.substitute( String pattern , String org , String module , String branch , String revision , String artifact , String type , String ext , String conf , ArtifactOrigin origin , Map extraAttribute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vyPatternHelper.substituteVariables( String pattern , IvyVariableContainer 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atternHelper.substituteVariable( StringBuffer buf , String variabl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PatternHelper.substituteVariable( String pattern , String variabl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PatternHelper.substitute( String pattern , Artifact artifact , ArtifactOrigin ori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atternHelper.substitute( String pattern , ModuleRevisionId module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PatternHelper.substitute( String pattern , ModuleRevisionId mrid , Artifact artifact , String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atternHelper.IvyPattern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vyPatternHelper.substituteParams( String pattern , Map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atternHelper.substituteTokens( String pattern , Map tokens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4">
            <text:p text:style-name="Table_20_Contents">84</text:p>
          </table:table-cell>
        </table:table-row>
        <table:table-row>
          <table:table-cell office:value-type="string">
            <text:p text:style-name="Table_20_Contents">OriginalArtifactNameValue.to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IvyPatternHelper.substitute( String pattern , ModuleRevisionId moduleRevision , String artifact , String type , String 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PatternHelper.substitute( String pattern , String org , String module , String revision , String artifact , String type , String ext , String conf , ArtifactOrigin origin , Map extra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PatternHelper.substitute( String pattern , ModuleRevisionId mrid , Artifact artifact , String conf , ArtifactOrigin ori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PatternHelper.getTokenString( String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atternHelper.substitute( String pattern , ModuleRevisionId mrid ,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atternHelper.substituteToken( StringBuffer buf , String token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PatternHelper.substitute( String pattern , Artifact artifact , String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atternHelper.substitute( String pattern , String org , String module , String revision , String artifact , String type , String 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iginalArtifactNameValue.OriginalArtifactNameValue( String org , String moduleName , String branch , String revision , String artifactName , String artifactType , String artifac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riginalArtifactNameValue.OriginalArtifactNameValue( ArtifactOrigin ori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atternHelper.substitute( String pattern , String org , String module , String revision , String artifact , String type , String ext , String conf , Map extra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PatternHelper.getFirstToken( String patter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vyPatternHelper.substituteVariables( String pattern , IvyVariableContainer variables , Stack substitutin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IvyPatternHelper.substituteVariables( String pattern , Map 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atternHelper.substitute( String pattern ,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atternHelper.getTokenRoot( String 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PatternHelper.substitute( String pattern , String org , String module , String revision , String artifact , String type , String ext , String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